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ourier New" svg:font-family="'Courier New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8000" style:font-name="Courier New" fo:font-size="9.75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8000" style:font-name="Courier New" fo:font-size="9.75pt" fo:letter-spacing="normal" fo:font-style="normal" fo:font-weight="normal" officeooo:paragraph-rsid="0013934f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8000" style:font-name="Courier New" fo:font-size="9.75pt" fo:letter-spacing="normal" fo:font-style="normal" fo:font-weight="normal" officeooo:paragraph-rsid="00140eed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8000" style:font-name="Courier New" fo:font-size="9.75pt" fo:letter-spacing="normal" fo:font-style="normal" fo:font-weight="normal" officeooo:paragraph-rsid="00179bb2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8000" style:font-name="Courier New" fo:font-size="9.75pt" fo:letter-spacing="normal" fo:font-style="normal" fo:font-weight="normal" officeooo:paragraph-rsid="001dfe34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8000" style:font-name="Courier New" fo:font-size="9.75pt" fo:letter-spacing="normal" fo:font-style="normal" fo:font-weight="normal" officeooo:paragraph-rsid="001fa7b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8000" style:font-name="Courier New" fo:font-size="9.75pt" fo:letter-spacing="normal" fo:font-style="normal" fo:font-weight="normal" officeooo:paragraph-rsid="0026e850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8000" style:font-name="Courier New" fo:font-size="9.75pt" fo:letter-spacing="normal" fo:font-style="normal" fo:font-weight="normal" officeooo:paragraph-rsid="002ac665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8000" style:font-name="Courier New" fo:font-size="9.75pt" fo:letter-spacing="normal" fo:font-style="normal" fo:font-weight="normal" officeooo:rsid="0018bc5a" officeooo:paragraph-rsid="0018bc5a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8000" style:font-name="Courier New" fo:font-size="9.75pt" fo:letter-spacing="normal" fo:font-style="normal" fo:font-weight="normal" officeooo:rsid="0018bc5a" officeooo:paragraph-rsid="001be0f0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8000" style:font-name="Courier New" fo:font-size="9.75pt" fo:letter-spacing="normal" fo:font-style="normal" fo:font-weight="normal" officeooo:rsid="0026e850" officeooo:paragraph-rsid="0026e850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8000" style:font-name="Courier New" fo:font-size="9.75pt" fo:letter-spacing="normal" fo:font-style="normal" fo:font-weight="normal" officeooo:rsid="00306e6d" officeooo:paragraph-rsid="00306e6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8000" style:font-name="Courier New" fo:font-size="9.75pt" fo:letter-spacing="normal" fo:font-style="normal" fo:font-weight="normal" officeooo:rsid="0031e1aa" officeooo:paragraph-rsid="0031e1a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8000" style:font-name="Courier New" fo:font-size="9.75pt" fo:letter-spacing="normal" fo:font-style="normal" fo:font-weight="normal" officeooo:rsid="0035d827" officeooo:paragraph-rsid="0035d827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8000" style:font-name="Courier New" fo:font-size="9.75pt" fo:letter-spacing="normal" fo:font-style="normal" fo:font-weight="normal" officeooo:rsid="00376e5a" officeooo:paragraph-rsid="00376e5a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8000" style:font-name="Courier New" fo:font-size="9.75pt" fo:letter-spacing="normal" fo:font-style="normal" fo:font-weight="normal" officeooo:rsid="00394ee0" officeooo:paragraph-rsid="00394ee0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8000" style:font-name="Courier New" fo:font-size="9.75pt" fo:letter-spacing="normal" fo:font-style="normal" fo:font-weight="normal" officeooo:rsid="003ef466" officeooo:paragraph-rsid="003ef466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8000" style:font-name="Courier New" fo:font-size="9.75pt" fo:letter-spacing="normal" fo:font-style="normal" fo:font-weight="normal" officeooo:rsid="0041f2a9" officeooo:paragraph-rsid="0041f2a9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8000" style:font-name="Courier New" fo:font-size="9.75pt" fo:letter-spacing="normal" fo:font-style="normal" fo:font-weight="normal" officeooo:rsid="00478d77" officeooo:paragraph-rsid="00478d77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8000" style:font-name="Courier New" fo:font-size="9.75pt" fo:letter-spacing="normal" fo:font-style="normal" fo:font-weight="normal" officeooo:rsid="003a801d" officeooo:paragraph-rsid="003a801d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8000" style:font-name="Courier New" fo:font-size="9.75pt" fo:letter-spacing="normal" fo:font-style="normal" fo:font-weight="normal" officeooo:rsid="003e6e8b" officeooo:paragraph-rsid="003e6e8b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paragraph-rsid="0013934f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paragraph-rsid="00140eed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paragraph-rsid="0015a979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paragraph-rsid="00179bb2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paragraph-rsid="00209ac6"/>
    </style:style>
    <style:style style:name="P2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paragraph-rsid="002925f0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paragraph-rsid="002ac665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rsid="0018bc5a" officeooo:paragraph-rsid="0018bc5a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rsid="0018bc5a" officeooo:paragraph-rsid="001be0f0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paragraph-rsid="00209ac6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rsid="00209ac6" officeooo:paragraph-rsid="00209ac6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rsid="0026e850" officeooo:paragraph-rsid="0028b86f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rsid="002925f0" officeooo:paragraph-rsid="002925f0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rsid="002925f0" officeooo:paragraph-rsid="002ac665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rsid="002ec362" officeooo:paragraph-rsid="002ec362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rsid="002ec362" officeooo:paragraph-rsid="002ecb84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rsid="00306e6d" officeooo:paragraph-rsid="00306e6d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rsid="0031e1aa" officeooo:paragraph-rsid="0035d827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rsid="0035d827" officeooo:paragraph-rsid="0035d827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rsid="00376e5a" officeooo:paragraph-rsid="00376e5a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rsid="00394ee0" officeooo:paragraph-rsid="00394ee0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rsid="003ef466" officeooo:paragraph-rsid="003ef466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rsid="0041f2a9" officeooo:paragraph-rsid="0041f2a9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rsid="0041f2a9" officeooo:paragraph-rsid="0044b721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rsid="0041f2a9" officeooo:paragraph-rsid="004696e3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rsid="00478d77" officeooo:paragraph-rsid="00478d77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rsid="00478d77" officeooo:paragraph-rsid="004a0860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rsid="003a801d" officeooo:paragraph-rsid="003a801d"/>
    </style:style>
    <style:style style:name="P5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rsid="003a801d" officeooo:paragraph-rsid="003e6e8b"/>
    </style:style>
    <style:style style:name="P5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rsid="003e6e8b" officeooo:paragraph-rsid="003e6e8b"/>
    </style:style>
    <style:style style:name="P5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79835" style:font-name="Courier New" fo:font-size="9.75pt" fo:letter-spacing="normal" fo:font-style="normal" fo:font-weight="normal" officeooo:rsid="001dfe34" officeooo:paragraph-rsid="001dfe34"/>
    </style:style>
    <style:style style:name="P5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79835" style:font-name="Courier New" fo:font-size="9.75pt" fo:letter-spacing="normal" fo:font-style="normal" fo:font-weight="normal" officeooo:paragraph-rsid="001fa7bd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79835" style:font-name="Courier New" fo:font-size="9.75pt" fo:letter-spacing="normal" fo:font-style="normal" fo:font-weight="normal" officeooo:rsid="0026e850" officeooo:paragraph-rsid="0028b86f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8000" style:font-name="Courier New" fo:font-size="9.75pt" fo:letter-spacing="normal" fo:font-style="normal" fo:font-weight="normal" officeooo:paragraph-rsid="0013934f"/>
    </style:style>
    <style:style style:name="P5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Cambria" fo:font-size="12pt" fo:letter-spacing="normal" fo:font-style="normal" fo:font-weight="normal" officeooo:paragraph-rsid="0013934f"/>
    </style:style>
    <style:style style:name="P5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10pt" fo:letter-spacing="normal" fo:font-style="normal" fo:font-weight="normal" officeooo:paragraph-rsid="0013934f"/>
    </style:style>
    <style:style style:name="P59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paragraph-rsid="001dfe34"/>
    </style:style>
    <style:style style:name="P6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rsid="0018bc5a" officeooo:paragraph-rsid="001be0f0"/>
    </style:style>
    <style:style style:name="P6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9.75pt" fo:letter-spacing="normal" fo:font-style="normal" fo:font-weight="normal" officeooo:rsid="002925f0" officeooo:paragraph-rsid="002ac665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8000" style:font-name="Courier New" fo:font-size="9.75pt" fo:letter-spacing="normal" fo:font-style="normal" fo:font-weight="normal" officeooo:rsid="0018bc5a" officeooo:paragraph-rsid="001be0f0"/>
    </style:style>
    <style:style style:name="T1" style:family="text">
      <style:text-properties style:font-name="Courier New" fo:font-size="10pt"/>
    </style:style>
    <style:style style:name="T2" style:family="text">
      <style:text-properties style:font-name="Courier New" fo:font-size="10pt" officeooo:rsid="00140eed"/>
    </style:style>
    <style:style style:name="T3" style:family="text">
      <style:text-properties fo:font-size="10pt"/>
    </style:style>
    <style:style style:name="T4" style:family="text">
      <style:text-properties fo:font-size="10pt" officeooo:rsid="0013934f"/>
    </style:style>
    <style:style style:name="T5" style:family="text">
      <style:text-properties fo:font-size="10pt" officeooo:rsid="003e6e8b"/>
    </style:style>
    <style:style style:name="T6" style:family="text">
      <style:text-properties officeooo:rsid="0013934f"/>
    </style:style>
    <style:style style:name="T7" style:family="text">
      <style:text-properties officeooo:rsid="00140eed"/>
    </style:style>
    <style:style style:name="T8" style:family="text">
      <style:text-properties officeooo:rsid="001488b6"/>
    </style:style>
    <style:style style:name="T9" style:family="text">
      <style:text-properties officeooo:rsid="00179bb2"/>
    </style:style>
    <style:style style:name="T10" style:family="text">
      <style:text-properties fo:color="#000000"/>
    </style:style>
    <style:style style:name="T11" style:family="text">
      <style:text-properties fo:color="#000000" officeooo:rsid="0025b766"/>
    </style:style>
    <style:style style:name="T12" style:family="text">
      <style:text-properties officeooo:rsid="001dfe34"/>
    </style:style>
    <style:style style:name="T13" style:family="text">
      <style:text-properties fo:color="#579835" officeooo:rsid="0026e850" style:font-style-asian="normal" style:font-weight-asian="normal" style:font-style-complex="normal" style:font-weight-complex="normal"/>
    </style:style>
    <style:style style:name="T14" style:family="text">
      <style:text-properties fo:color="#579835" officeooo:rsid="002925f0" style:font-style-asian="normal" style:font-weight-asian="normal" style:font-style-complex="normal" style:font-weight-complex="normal"/>
    </style:style>
    <style:style style:name="T15" style:family="text">
      <style:text-properties fo:color="#579835" officeooo:rsid="003e6e8b" style:font-style-asian="normal" style:font-weight-asian="normal" style:font-style-complex="normal" style:font-weight-complex="normal"/>
    </style:style>
    <style:style style:name="T16" style:family="text">
      <style:text-properties officeooo:rsid="001fa7bd"/>
    </style:style>
    <style:style style:name="T17" style:family="text">
      <style:text-properties fo:color="#008000"/>
    </style:style>
    <style:style style:name="T18" style:family="text">
      <style:text-properties fo:color="#008000" style:font-style-asian="normal" style:font-weight-asian="normal" style:font-style-complex="normal" style:font-weight-complex="normal"/>
    </style:style>
    <style:style style:name="T19" style:family="text">
      <style:text-properties fo:color="#008000" officeooo:rsid="002925f0" style:font-style-asian="normal" style:font-weight-asian="normal" style:font-style-complex="normal" style:font-weight-complex="normal"/>
    </style:style>
    <style:style style:name="T20" style:family="text">
      <style:text-properties fo:color="#008000" officeooo:rsid="003e6e8b"/>
    </style:style>
    <style:style style:name="T21" style:family="text">
      <style:text-properties style:font-style-asian="normal" style:font-weight-asian="normal" style:font-style-complex="normal" style:font-weight-complex="normal"/>
    </style:style>
    <style:style style:name="T22" style:family="text">
      <style:text-properties officeooo:rsid="00209ac6" style:font-style-asian="normal" style:font-weight-asian="normal" style:font-style-complex="normal" style:font-weight-complex="normal"/>
    </style:style>
    <style:style style:name="T23" style:family="text">
      <style:text-properties officeooo:rsid="0026e850" style:font-style-asian="normal" style:font-weight-asian="normal" style:font-style-complex="normal" style:font-weight-complex="normal"/>
    </style:style>
    <style:style style:name="T24" style:family="text">
      <style:text-properties officeooo:rsid="002925f0" style:font-style-asian="normal" style:font-weight-asian="normal" style:font-style-complex="normal" style:font-weight-complex="normal"/>
    </style:style>
    <style:style style:name="T25" style:family="text">
      <style:text-properties officeooo:rsid="002ac665" style:font-style-asian="normal" style:font-weight-asian="normal" style:font-style-complex="normal" style:font-weight-complex="normal"/>
    </style:style>
    <style:style style:name="T26" style:family="text">
      <style:text-properties officeooo:rsid="002bdf6f" style:font-style-asian="normal" style:font-weight-asian="normal" style:font-style-complex="normal" style:font-weight-complex="normal"/>
    </style:style>
    <style:style style:name="T27" style:family="text">
      <style:text-properties officeooo:rsid="003e6e8b" style:font-style-asian="normal" style:font-weight-asian="normal" style:font-style-complex="normal" style:font-weight-complex="normal"/>
    </style:style>
    <style:style style:name="T28" style:family="text">
      <style:text-properties officeooo:rsid="0044b721" style:font-style-asian="normal" style:font-weight-asian="normal" style:font-style-complex="normal" style:font-weight-complex="normal"/>
    </style:style>
    <style:style style:name="T29" style:family="text">
      <style:text-properties officeooo:rsid="0020bebf"/>
    </style:style>
    <style:style style:name="T30" style:family="text">
      <style:text-properties officeooo:rsid="00248da6"/>
    </style:style>
    <style:style style:name="T31" style:family="text">
      <style:text-properties officeooo:rsid="002ecb84"/>
    </style:style>
    <style:style style:name="T32" style:family="text">
      <style:text-properties officeooo:rsid="00341d8f"/>
    </style:style>
    <style:style style:name="T33" style:family="text">
      <style:text-properties officeooo:rsid="003e6e8b"/>
    </style:style>
    <style:style style:name="T34" style:family="text">
      <style:text-properties officeooo:rsid="00420217"/>
    </style:style>
    <style:style style:name="T35" style:family="text">
      <style:text-properties officeooo:rsid="0048ce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âu 1: Hãy cho biết danh sách nhà cung cấp.</text:p>
      <text:p text:style-name="P20"/>
      <text:p text:style-name="P50">SELECT * FROM nhacungcap;</text:p>
      <text:p text:style-name="P50"/>
      <text:p text:style-name="P21">Câu 2: Hãy cho biết danh sách loại hàng.</text:p>
      <text:p text:style-name="P52"/>
      <text:p text:style-name="P52">SELECT * FROM loaihang;</text:p>
      <text:p text:style-name="P21"/>
      <text:p text:style-name="P21">Câu 3: Hãy cho biết danh sách mặt hàng.</text:p>
      <text:p text:style-name="P52"/>
      <text:p text:style-name="P52">SELECT * FROM mathang;</text:p>
      <text:p text:style-name="P52"/>
      <text:p text:style-name="P21">Câu 4: Hãy cho biết danh sách nhân viên.</text:p>
      <text:p text:style-name="P52"/>
      <text:p text:style-name="P52">SELECT * FROM nhanvien;</text:p>
      <text:p text:style-name="P52"/>
      <text:p text:style-name="P21">Câu 5: Hãy cho biết danh sách khách hàng.</text:p>
      <text:p text:style-name="P52"/>
      <text:p text:style-name="P52">SELECT * FROM khachhang;</text:p>
      <text:p text:style-name="P52"/>
      <text:p text:style-name="P21">Câu 6: Hãy cho biết danh sách đơn đạt hàng.</text:p>
      <text:p text:style-name="P52"/>
      <text:p text:style-name="P52">SELECT * FROM đonathang;</text:p>
      <text:p text:style-name="P21"/>
      <text:p text:style-name="P21">Câu 7: Hãy cho biết danh sách chitietdathang.</text:p>
      <text:p text:style-name="P21"/>
      <text:p text:style-name="P52">SELECT * FROM chitietdathang;</text:p>
      <text:p text:style-name="P50"/>
      <text:p text:style-name="P20">Câu <text:span text:style-name="T33">8</text:span>: Hãy cho biết tất cả đơn đặt hàng <text:span text:style-name="T33">mà khách hàng</text:span> ở tp Hồ Chí Minh.</text:p>
      <text:p text:style-name="P50"/>
      <text:p text:style-name="P51">SELECT B6.sohoadon,B6.makhachhang,manhanvien,ngaydahang,ngaychuyenhang,noigiaodich </text:p>
      <text:p text:style-name="P51"/>
      <text:p text:style-name="P51">FROM khachhang B5 NATURAL JOIN dondathang B6 </text:p>
      <text:p text:style-name="P51"/>
      <text:p text:style-name="P51">WHERE B5.diachi = 'ho chi minh';</text:p>
      <text:p text:style-name="P1"/>
      <text:p text:style-name="P1"><text:span text:style-name="T6">Câu 9: </text:span>Những đơn đặt hàng nào yêu cầu giao hàng ngay tại cty đặt hàng và những đơn đó là của công ty nào?</text:p>
      <text:p text:style-name="P1"/>
      <text:p text:style-name="P23">SELECT B6.sohoadon,noigiaodich,B1.tencongty </text:p>
      <text:p text:style-name="P23"/>
      <text:p text:style-name="P23">FROM dondathang B6 NATURAL JOIN chitietdathang B7 INNER JOIN mathang B3 ON B7.mahang = B3.mahang NATURAL JOIN nhacungcap B1 </text:p>
      <text:p text:style-name="P23"/>
      <text:p text:style-name="P23">Where B6.noigiaodich = B1.diachi;</text:p>
      <text:p text:style-name="P22"/>
      <text:p text:style-name="P22"/>
      <text:p text:style-name="P1"><text:span text:style-name="T6">Câu 10: </text:span>Những mặt hàng nào chưa từng được khách hàng đặt mua?</text:p>
      <text:p text:style-name="P22"/>
      <text:p text:style-name="P58">SELECT mahang,tenhang </text:p>
      <text:p text:style-name="P57"><text:span text:style-name="T1">FROM mathang </text:span><text:span text:style-name="T2">B3</text:span></text:p>
      <text:p text:style-name="P57"><text:span text:style-name="T1">WHERE NOT EXISTS (select mahang from chitietdathang </text:span><text:span text:style-name="T2">B7</text:span><text:span text:style-name="T1"> where </text:span><text:span text:style-name="T2">B7</text:span><text:span text:style-name="T1">.mahang = </text:span><text:span text:style-name="T2">B3</text:span><text:span text:style-name="T1">.mahang);</text:span></text:p>
      <text:p text:style-name="P56"><text:span text:style-name="T4">Câu </text:span><text:span text:style-name="T5">11</text:span><text:span text:style-name="T4">: </text:span><text:span text:style-name="T3">Những nhân viên nào của công ty chưa từng lập bất kỳ một hoá đơn đặt hàng nào?</text:span></text:p>
      <text:p text:style-name="P23">SELECT hovaten </text:p>
      <text:p text:style-name="P23"/>
      <text:p text:style-name="P23"><text:span text:style-name="T6">F</text:span>ROM nhanvien <text:span text:style-name="T7">B4</text:span> </text:p>
      <text:p text:style-name="P23"/>
      <text:p text:style-name="P23">WHERE NOT EXISTS (select manhanvien from dondathang <text:span text:style-name="T7">B6</text:span> where <text:span text:style-name="T7">B6</text:span>.manhanvien = <text:span text:style-name="T7">B4</text:span>.manhanvien);</text:p>
      <text:p text:style-name="P23"/>
      <text:p text:style-name="P2"><text:soft-page-break/><text:span text:style-name="T7">Câu 12: </text:span>Trong năm 20<text:span text:style-name="T7">18</text:span>, những mặt hàng nào chỉ được đặt mua đúng một lần</text:p>
      <text:p text:style-name="P2"/>
      <text:p text:style-name="P24">SELECT B3.mahang, tenhang <text:s/></text:p>
      <text:p text:style-name="P24"/>
      <text:p text:style-name="P24">FROM mathang B3 INNER JOIN chitietdathang B7 ON B3.mahang = B7.mahang NATURAL JOIN dondathang B6 </text:p>
      <text:p text:style-name="P24"/>
      <text:p text:style-name="P24">WHERE YEAR(B6.ngaydahang) = 2018 GROUP BY B3.mahang,tenhang HAVING</text:p>
      <text:p text:style-name="P24">COUNT(B3.mahang) = 1;</text:p>
      <text:p text:style-name="P24"/>
      <text:p text:style-name="P3"><text:span text:style-name="T8">Câu 13: </text:span>Hãy cho biết mỗi một khách hàng đã phải bỏ ra bao nhiêu tiền để đặt mua hàng của công ty?</text:p>
      <text:p text:style-name="P3"/>
      <text:p text:style-name="P25">SELECT B5.makhachhang,SUM(B7.soluong * <text:span text:style-name="T29">(</text:span>B3.giahang - B3.giahang * B7.mucgiamgia_phantram/100)) giatien </text:p>
      <text:p text:style-name="P25"/>
      <text:p text:style-name="P25">FROM khachhang B5 NATURAL JOIN dondathang B6 NATURAL JOIN chitietdathang B7 INNER JOIN mathang B3 ON B3.mahang = B7.mahang GROUP BY B5.makhachhang;</text:p>
      <text:p text:style-name="P3"/>
      <text:p text:style-name="P4"><text:span text:style-name="T9">Câu 14: </text:span>Mỗi một nhân viên của công ty đã lập bao nhiêu đơn đặt hàng (nếu nhân viên chưa hề lập một hoá đơn nào thì cho kết quả là 0).</text:p>
      <text:p text:style-name="P4"/>
      <text:p text:style-name="P26">SELECT B4.manhanvien,hovaten, COUNT(sohoadon) AS tongsohoado </text:p>
      <text:p text:style-name="P26"/>
      <text:p text:style-name="P26">FROM nhanvien B4 LEFT JOIN dondathang B6 ON B4.manhanvien = B6.manhanvien GROUP BY B6.manhanvien,hovaten;</text:p>
      <text:p text:style-name="P26"/>
      <text:p text:style-name="P9">Câu <text:span text:style-name="T33">15</text:span>: Cho biết tổng số tiền hàng mà cửa hàng thu được trong mỗi tháng của năm 2018 (thời được gian tính theo ngày đặt hàng).</text:p>
      <text:p text:style-name="P30"/>
      <text:p text:style-name="P31">SELECT MONTH(B6.ngaydahang) AS thang,B1.tencongty,SUM(B7.soluong * (B3.giahang - B3.giahang * B7.mucgiamgia_phantram/100)) AS sotien </text:p>
      <text:p text:style-name="P31"/>
      <text:p text:style-name="P10"><text:span text:style-name="T10">FROM dondathang B6 NATURAL JOIN chitietdathang B7 INNER JOIN mathang B3 ON B7.mahang = B3.mahang NATURAL JOIN nhacungcap B1 </text:span></text:p>
      <text:p text:style-name="P10"><text:span text:style-name="T11"/></text:p>
      <text:p text:style-name="P31">WHERE YEAR(ngaydahang)=2018 GROUP BY MONTH(ngaydahang),B1.tencongty;</text:p>
      <text:p text:style-name="P53"/>
      <text:p text:style-name="P5"><text:span text:style-name="T12">Câu 16: </text:span>Hãy cho biết tổng số lượng hàng của mỗi mặt hàng mà cty đã có (tổng số lượng hàng hiện có và đã bán).</text:p>
      <text:p text:style-name="P5"/>
      <text:p text:style-name="P59">SELECT B3.mahang,tenhang,B3.soluong + CASE WHEN SUM(B7.soluong) IS NULL THEN 0 ELSE SUM(B7.soluong) END AS tongsoluon<text:span text:style-name="T30">g</text:span> </text:p>
      <text:p text:style-name="P59"/>
      <text:p text:style-name="P59">FROM mathang B3 LEFT JOIN chitietdathang B7 ON B3.mahang = B7.mahang <text:s/>GROUP BY B3.mahang,tenhang,B3.soluong;</text:p>
      <text:p text:style-name="P5"/>
      <text:p text:style-name="P6"><text:span text:style-name="T16">Câu 17: </text:span><text:span text:style-name="T21">Nhân viên nào bán được số lượng hàng nhiều nhất và số lượng hàng bán được của nhân viên này là bao nhiêu?</text:span></text:p>
      <text:p text:style-name="P54"/>
      <text:p text:style-name="P32">SELECT B4.manhanvien,B4.hovaten,SUM(B7.soluong) AS tongsoluong <text:s/></text:p>
      <text:p text:style-name="P32"/>
      <text:p text:style-name="P32">FROM nhanvien B4 NATURAL JOIN dondathang B6 NATURAL JOIN chitietdathang B7 </text:p>
      <text:p text:style-name="P32"/>
      <text:p text:style-name="P32">GROUP BY B4.manhanvien,B4.hovaten </text:p>
      <text:p text:style-name="P33"/>
      <text:p text:style-name="P27"><text:span text:style-name="T22">H</text:span><text:span text:style-name="T21">AVING SUM(B7.soluong) &gt;= ALL(SELECT </text:span><text:span text:style-name="T22">SUM</text:span><text:span text:style-name="T21">(B7.soluong) FROM nhanvien B4 NATURAL JOIN dondathang B6 NATURAL JOIN chitietdathang B7 GROUP BY B4.manhanvien,hovaten);</text:span></text:p>
      <text:p text:style-name="P27"/>
      <text:p text:style-name="P7"><text:span text:style-name="T23">Câu 1</text:span><text:span text:style-name="T27">8</text:span><text:span text:style-name="T23">: </text:span><text:span text:style-name="T21">Mỗi một đơn đặt hàng đặt mua những mặt hàng nào và tổng số tiền mà mỗi đơn đặt hàng phải trả là bao nhiêu?</text:span></text:p>
      <text:p text:style-name="P11"/>
      <text:p text:style-name="P34">SELECT B6.sohoadon,B3.mahang,tenhang,(B7.soluong * B3.giahang - B7.soluong * B3.giahang * B7.mucgiamgia_phantram/100) tongsotien </text:p>
      <text:p text:style-name="P34"/>
      <text:p text:style-name="P34"><text:soft-page-break/>FROM dondathang B6 NATURAL JOIN chitietdathang B7 INNER JOIN mathang B3 ON B7.mahang = B3.mahang;</text:p>
      <text:p text:style-name="P55"/>
      <text:p text:style-name="P28"><text:span text:style-name="T13">Câu </text:span><text:span text:style-name="T14">1</text:span><text:span text:style-name="T15">9</text:span><text:span text:style-name="T14">:</text:span><text:span text:style-name="T24"> </text:span><text:span text:style-name="T18">Hãy cho biết mỗi một loại hàng bao gồm những mặt hàng nào, </text:span><text:span text:style-name="T19">tổng số lượng hàng mỗi mặt hàng là bao nhiêu?</text:span></text:p>
      <text:p text:style-name="P35"/>
      <text:p text:style-name="P35">SELECT loaihang.maloaihang,tenloaihang,mahang,tenhang,soluong </text:p>
      <text:p text:style-name="P35"/>
      <text:p text:style-name="P35">FROM loaihang INNER JOIN mathang ON loaihang.maloaihang=mathang.maloaihang;</text:p>
      <text:p text:style-name="P28"/>
      <text:p text:style-name="P8"><text:span text:style-name="T24">Câu </text:span><text:span text:style-name="T27">20</text:span><text:span text:style-name="T25">: Thống kê xem trong năm 20</text:span><text:span text:style-name="T28">18</text:span><text:span text:style-name="T25">, mỗi một mặt hàng trong mỗi tháng và trong cả năm bán được với số lượng bao nhiêu.</text:span></text:p>
      <text:p text:style-name="P35"/>
      <text:p text:style-name="P36">SELECT B7.mahang,B3.tenhang,</text:p>
      <text:p text:style-name="P36"/>
      <text:p text:style-name="P36">SUM(CASE MONTH(B6.ngaydahang) WHEN 1 THEN B7.soluong ELSE 0 END) thang1, </text:p>
      <text:p text:style-name="P36"/>
      <text:p text:style-name="P36">SUM(CASE MONTH(B6.ngaydahang) WHEN 2 THEN B7.soluong ELSE 0 END) thang2,</text:p>
      <text:p text:style-name="P36"/>
      <text:p text:style-name="P36">SUM(CASE MONTH(B6.ngaydahang) WHEN 3 THEN B7.soluong ELSE 0 END) thang3,</text:p>
      <text:p text:style-name="P36"/>
      <text:p text:style-name="P29"><text:span text:style-name="T24">SUM(CASE MONTH(</text:span><text:span text:style-name="T26">B6.</text:span><text:span text:style-name="T24">ngaydahang) WHEN 4 THEN B7.soluong ELSE 0 END) thang4,</text:span></text:p>
      <text:p text:style-name="P36"/>
      <text:p text:style-name="P36">SUM(CASE MONTH(B6.ngaydahang) WHEN 5 THEN B7.soluong ELSE 0 END) thang5,</text:p>
      <text:p text:style-name="P36"/>
      <text:p text:style-name="P36">SUM(CASE MONTH(B6.ngaydahang) WHEN 6 THEN B7.soluong ELSE 0 END) thang6,</text:p>
      <text:p text:style-name="P36"/>
      <text:p text:style-name="P36">SUM(CASE MONTH(B6.ngaydahang) WHEN 7 THEN B7.soluong ELSE 0 END) thang7,</text:p>
      <text:p text:style-name="P36"/>
      <text:p text:style-name="P36">SUM(CASE MONTH(B6.ngaydahang) WHEN 8 THEN B7.soluong ELSE 0 END) thang8,</text:p>
      <text:p text:style-name="P36"/>
      <text:p text:style-name="P36">SUM(CASE MONTH(B6.ngaydahang) WHEN 9 THEN B7.soluong ELSE 0 END) thang9,</text:p>
      <text:p text:style-name="P36"/>
      <text:p text:style-name="P36">SUM(CASE MONTH(B6.ngaydahang) WHEN 10 THEN B7.soluong ELSE 0 END) thang10,</text:p>
      <text:p text:style-name="P36"/>
      <text:p text:style-name="P36">SUM(CASE MONTH(B6.ngaydahang) WHEN 11 THEN B7.soluong ELSE 0 END) thang11,</text:p>
      <text:p text:style-name="P36"/>
      <text:p text:style-name="P36">SUM(CASE MONTH(B6.ngaydahang) WHEN 12 THEN B7.soluong ELSE 0 END) thang12,</text:p>
      <text:p text:style-name="P36"/>
      <text:p text:style-name="P36">SUM(B7.soluong) canam </text:p>
      <text:p text:style-name="P36"/>
      <text:p text:style-name="P36">FROM dondathang B6 NATURAL JOIN chitietdathang B7 INNER JOIN mathang B3 ON B7.mahang = B3.mahang </text:p>
      <text:p text:style-name="P36"/>
      <text:p text:style-name="P36">WHERE YEAR(ngaydahang) = 2018 GROUP BY B7.mahang,B3.tenhang;</text:p>
      <text:p text:style-name="P36"/>
      <text:p text:style-name="P37"><text:span text:style-name="T17">Câu </text:span><text:span text:style-name="T20">21</text:span><text:span text:style-name="T17">: Hãy cho biết những khách hàng có địa chỉ ở Nam Định và sản phẩm họ mua.</text:span> </text:p>
      <text:p text:style-name="P37"/>
      <text:p text:style-name="P38">SELECT B5.makhachhang,diachi,B3.mahang,tenhang </text:p>
      <text:p text:style-name="P38"/>
      <text:p text:style-name="P38">FROM khachhang B5 NATURAL JOIN dondathang B6 NATURAL JOIN chitietdathang B7 INNER JOIN mathang B3 ON B7.mahang = B3.mahang </text:p>
      <text:p text:style-name="P38"/>
      <text:p text:style-name="P38"><text:span text:style-name="T31">WHERE</text:span> B5.diachi = 'nam dinh';</text:p>
      <text:p text:style-name="P38"/>
      <text:p text:style-name="P12">Câu <text:span text:style-name="T33">22</text:span>: Hãy cho biết thông tin về nhân viên co tên Nguyễn Văn Hiếu.</text:p>
      <text:p text:style-name="P12"/>
      <text:p text:style-name="P39">SELECT * from nhanvien </text:p>
      <text:p text:style-name="P39"/>
      <text:p text:style-name="P39">WHERE hovaten = 'nguyen van hieu';</text:p>
      <text:p text:style-name="P39"/>
      <text:p text:style-name="P13">Câu <text:span text:style-name="T33">23</text:span>: <text:span text:style-name="T32">Hãy cho biết nhân viên có lương cao nhất.</text:span></text:p>
      <text:p text:style-name="P13"/>
      <text:p text:style-name="P40">SELECT B4.manhanvien,B4.hovaten,MAX(luongcoban) luongcaonhatcongty </text:p>
      <text:p text:style-name="P40"/>
      <text:p text:style-name="P40"><text:soft-page-break/>FROM nhanvien B4;</text:p>
      <text:p text:style-name="P40"/>
      <text:p text:style-name="P14">Câu <text:span text:style-name="T33">24</text:span>: Hãy cho biết tổng số lương của nhân vien.</text:p>
      <text:p text:style-name="P14"/>
      <text:p text:style-name="P41">SELECT B4.manhanvien,B4.hovaten,(B4.luongcoban + B4.phucap) tongluong </text:p>
      <text:p text:style-name="P41"/>
      <text:p text:style-name="P41">FROM nhanvien B4;</text:p>
      <text:p text:style-name="P41"/>
      <text:p text:style-name="P15">Câu <text:span text:style-name="T33">25</text:span>: Hãy cho biết khách hàng giao dịch nhiều nhất.</text:p>
      <text:p text:style-name="P15"/>
      <text:p text:style-name="P42">SELECT B5.makhachhang </text:p>
      <text:p text:style-name="P42"/>
      <text:p text:style-name="P42">FROM khachhang B5 NATURAL JOIN dondathang B6 NATURAL JOIN chitietdathang B7 INNER JOIN mathang B3 ON B3.mahang = B7.mahang </text:p>
      <text:p text:style-name="P42"/>
      <text:p text:style-name="P42">GROUP BY B5.makhachhang </text:p>
      <text:p text:style-name="P42"/>
      <text:p text:style-name="P42">HAVING COUNT(B5.makhachhang) &gt;= All( SELECT COUNT(B5.makhachhang) </text:p>
      <text:p text:style-name="P42"/>
      <text:p text:style-name="P42">FROM khachhang B5 NATURAL JOIN dondathang B6 NATURAL JOIN chitietdathang B7 INNER JOIN mathang B3 ON B3.mahang = B7.mahang </text:p>
      <text:p text:style-name="P42"/>
      <text:p text:style-name="P42">GROUP BY B5.makhachhang);</text:p>
      <text:p text:style-name="P42"/>
      <text:p text:style-name="P16">Câu <text:span text:style-name="T33">26</text:span>: Hãy cho biết loại hàng có từ 5 nhà cung cấp trở lên.</text:p>
      <text:p text:style-name="P16"/>
      <text:p text:style-name="P43">SELECT B2.maloaihang,tenloaihang </text:p>
      <text:p text:style-name="P43"/>
      <text:p text:style-name="P43">FROM nhacungcap B1 NATURAL JOIN mathang B3 <text:s/>NATURAL JOIN loaihang B2 </text:p>
      <text:p text:style-name="P43"/>
      <text:p text:style-name="P43">GROUP BY B3.maloaihang HAVING COUNT(B3.maloaihang) &gt;= 5;</text:p>
      <text:p text:style-name="P16"/>
      <text:p text:style-name="P17">Câu 27: Hãy cho biết loại hàng có nhiều nhà cung cấp nhất.</text:p>
      <text:p text:style-name="P44"/>
      <text:p text:style-name="P44">SELECT B2.maloaihang,tenloaihang </text:p>
      <text:p text:style-name="P44"/>
      <text:p text:style-name="P44">FROM nhacungcap B1 NATURAL JOIN loaihang B2 NATURAL JOIN mathang B3 </text:p>
      <text:p text:style-name="P44"/>
      <text:p text:style-name="P44">GROUP BY B3.maloaihang </text:p>
      <text:p text:style-name="P44"/>
      <text:p text:style-name="P44">HAVING COUNT(B3.maloaihang) &gt;= ALL( SELECT COUNT(B3.maloaihang) </text:p>
      <text:p text:style-name="P44"/>
      <text:p text:style-name="P44">FROM nhacungcap B1 NATURAL JOIN loaihang B2 NATURAL JOIN mathang B3 </text:p>
      <text:p text:style-name="P44"/>
      <text:p text:style-name="P44">GROUP BY B3.maloaihang);</text:p>
      <text:p text:style-name="P44"/>
      <text:p text:style-name="P18">Câu 28: Hãy cho biết thời gian mà mỗi công ty giao hàng gần nhất.</text:p>
      <text:p text:style-name="P45"/>
      <text:p text:style-name="P45">SELECT B1.macongty,tencongty,MAX(ngaydahang) ngaydathanggannhat </text:p>
      <text:p text:style-name="P45"/>
      <text:p text:style-name="P45">FROM dondathang B6 NATURAL JOIN chitietdathang B7 INNER JOIN mathang B3 ON B7.mahang = B3.mahang NATURAL JOIN nhacungcap B1 </text:p>
      <text:p text:style-name="P45"/>
      <text:p text:style-name="P45">GROUP BY B1.tencongty;</text:p>
      <text:p text:style-name="P18"/>
      <text:p text:style-name="P18">Câu 29: <text:span text:style-name="T34">Hãy cho biết khách hàng nào bỏ tiền ra mua nhiều nhất.</text:span></text:p>
      <text:p text:style-name="P18"/>
      <text:p text:style-name="P46">SELECT B5.makhachhang,diachi,email,dienthoai,fax </text:p>
      <text:p text:style-name="P46"/>
      <text:p text:style-name="P46">FROM khachhang B5 NATURAL JOIN dondathang B6 NATURAL JOIN chitietdathang B7 INNER JOIN mathang B3 </text:p>
      <text:p text:style-name="P46"/>
      <text:p text:style-name="P46">GROUP BY B6.makhachhang </text:p>
      <text:p text:style-name="P46"/>
      <text:p text:style-name="P47">HAVING SUM(B7.soluong * (B3.giahang - B3.giahang * B7.mucgiamgia_phantram/100)) &gt;= </text:p>
      <text:p text:style-name="P47"><text:soft-page-break/></text:p>
      <text:p text:style-name="P47">ALL(SELECT SUM(B7.soluong * (B3.giahang - B3.giahang*B7.mucgiamgia_phantram/100)) </text:p>
      <text:p text:style-name="P46"/>
      <text:p text:style-name="P46">FROM khachhang B5 NATURAL JOIN dondathang B6 NATURAL JOIN chitietdathang B7 INNER JOIN mathang B3 </text:p>
      <text:p text:style-name="P46"/>
      <text:p text:style-name="P46">GROUP BY B6.makhachhang);</text:p>
      <text:p text:style-name="P46"/>
      <text:p text:style-name="P19">Câu 30: <text:span text:style-name="T35">Hãy cho biết công ty nào chưa từng bán sản phẩm.</text:span></text:p>
      <text:p text:style-name="P48"/>
      <text:p text:style-name="P49">SELECT DISTINCT B1.macongty,tencongty </text:p>
      <text:p text:style-name="P49"/>
      <text:p text:style-name="P49">FROM nhacungcap B1 NATURAL JOIN mathang B2 </text:p>
      <text:p text:style-name="P49"/>
      <text:p text:style-name="P49">WHERE NOT EXISTS (SELECT B1.tencongty </text:p>
      <text:p text:style-name="P49"/>
      <text:p text:style-name="P49">FROM mathang B3 INNER JOIN chitietdathang B7 ON B7.mahang = B3.mahang </text:p>
      <text:p text:style-name="P49"/>
      <text:p text:style-name="P49">WHERE B1.macongty = B3.macongty);</text:p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ourier New" svg:font-family="'Courier New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21:43:03.449819227</meta:creation-date>
    <dc:date>2018-12-27T19:54:59.156478124</dc:date>
    <meta:editing-duration>PT6H26M10S</meta:editing-duration>
    <meta:editing-cycles>31</meta:editing-cycles>
    <meta:generator>LibreOffice/6.0.6.2$Linux_X86_64 LibreOffice_project/00m0$Build-2</meta:generator>
    <meta:document-statistic meta:table-count="0" meta:image-count="0" meta:object-count="0" meta:page-count="5" meta:paragraph-count="125" meta:word-count="1234" meta:character-count="8075" meta:non-whitespace-character-count="6910"/>
  </office:meta>
</office:document-meta>
</file>